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0000000E010D84F2970BAB2E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style:font-name="Playfair Display" fo:font-weight="bold" style:font-name-asian="Playfair Display1" style:font-weight-asian="bold" style:font-name-complex="Playfair Display1"/>
    </style:style>
    <style:style style:name="T2" style:family="text">
      <style:text-properties fo:color="#ea9999" style:font-name="Playfair Display" fo:font-weight="bold" style:font-name-asian="Playfair Display1" style:font-weight-asian="bold" style:font-name-complex="Playfair Display1"/>
    </style:style>
    <style:style style:name="T3" style:family="text">
      <style:text-properties fo:color="#f4cccc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ru76er25l5fk"/><text:span text:style-name="T1">Meu nome é </text:span><text:span text:style-name="T2">Bia</text:span><draw:frame draw:style-name="fr1" draw:name="image1.png" text:anchor-type="char" svg:x="-0.2291in" svg:y="0.4689in" svg:width="2.5575in" svg:height="2.3335in" draw:z-index="0"><draw:image xlink:href="Pictures/10000000000000E0000000E010D84F2970BAB2E6.png" xlink:type="simple" xlink:show="embed" xlink:actuate="onLoad" loext:mime-type="image/png"/></draw:frame></text:p>
      <text:p text:style-name="Standard">E eu gosto de <text:span text:style-name="T3">rosa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9" meta:character-count="33" meta:non-whitespace-character-count="26"/>
    <meta:generator>LibreOfficeDev/6.0.5.2$Linux_X86_64 LibreOffice_project/</meta:generator>
  </office:meta>
</office:document-meta>
</file>